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5cm"/>
    </style:style>
    <style:style style:name="co2" style:family="table-column">
      <style:table-column-properties fo:break-before="auto" style:column-width="16.64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89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gun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ação</text:p>
          </table:table-cell>
          <table:table-cell office:value-type="string" calcext:value-type="string">
            <text:p>Emitir as notas de doação através do SAP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nviar CAÇAMBA</text:p>
          </table:table-cell>
          <table:table-cell office:value-type="string" calcext:value-type="string">
            <text:p>Enviar quantidades via TEAMS para o RENILSO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nviar Z17</text:p>
          </table:table-cell>
          <table:table-cell office:value-type="string" calcext:value-type="string">
            <text:p>Enviar valor, via TEAMS para o RENILSO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ventários</text:p>
          </table:table-cell>
          <table:table-cell office:value-type="string" calcext:value-type="string">
            <text:p>Criar, Digitar e providenciar atualização ou cancelament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as Manutenção</text:p>
          </table:table-cell>
          <table:table-cell office:value-type="string" calcext:value-type="string">
            <text:p>Criar solicitações de reforma / pedido de materiais – e-mail para equipe MANUTENÇÃ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didos loja</text:p>
          </table:table-cell>
          <table:table-cell office:value-type="string" calcext:value-type="string">
            <text:p>Fazer pedidos de revenda, direto na unidad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end. vendas</text:p>
          </table:table-cell>
          <table:table-cell office:value-type="string" calcext:value-type="string">
            <text:p>Filtrar o relatório, analisar e efetuar o inventário dos iten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ciclavel</text:p>
          </table:table-cell>
          <table:table-cell office:value-type="string" calcext:value-type="string">
            <text:p>Emitir nota e encaminhar no e-mail para BRADO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quisição</text:p>
          </table:table-cell>
          <table:table-cell office:value-type="string" calcext:value-type="string">
            <text:p>Ir na gerência buscar as requisições e lançar no SAP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ocas Z43</text:p>
          </table:table-cell>
          <table:table-cell office:value-type="string" calcext:value-type="string">
            <text:p>Lançar os itens da planilha que chegar no e-mail – enviar nota no e-mail GERENT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le Refeição</text:p>
          </table:table-cell>
          <table:table-cell office:value-type="string" calcext:value-type="string">
            <text:p>Imprimir vales refeição para colaboradores 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cebimento</text:p>
          </table:table-cell>
          <table:table-cell office:value-type="string" calcext:value-type="string">
            <text:p>Apoio e acompanhamento no fluxo do recebiment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Desk</text:p>
          </table:table-cell>
          <table:table-cell office:value-type="string" calcext:value-type="string">
            <text:p>Abrir chamados referente sistema e perifério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poio SAP</text:p>
          </table:table-cell>
          <table:table-cell office:value-type="string" calcext:value-type="string">
            <text:p>Auxiliar colaboradores com dificuldades em usar o sist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ido EPI</text:p>
          </table:table-cell>
          <table:table-cell office:value-type="string" calcext:value-type="string">
            <text:p>Fazer pedido e encaminhar e-mail para equipe ONZE / Lançar Nota / Requisitar it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ido Uniforme</text:p>
          </table:table-cell>
          <table:table-cell office:value-type="string" calcext:value-type="string">
            <text:p>Fazer pedido e encaminhar e-mail para equipe ONZE / Lançar Nota / Requisitar it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MBA</text:p>
          </table:table-cell>
          <table:table-cell office:value-type="string" calcext:value-type="string">
            <text:p>Fazer pedido no SITE GIMBA e no SAP de materiais de escritório, lançar nota ao receber a mercado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has de Serviço</text:p>
          </table:table-cell>
          <table:table-cell office:value-type="string" calcext:value-type="string">
            <text:p>Fazer pedido, e lançar as notas de servi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ats CD / Claims</text:p>
          </table:table-cell>
          <table:table-cell office:value-type="string" calcext:value-type="string">
            <text:p>Preencher planilha CLAIMS de faltas e encaminhar no e-mail à equipe CD – Aguardar retorno para emitir a n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ria / Vencimento</text:p>
          </table:table-cell>
          <table:table-cell office:value-type="string" calcext:value-type="string">
            <text:p>Preencher planilhaAVARIA/VENCIMENTO e encaminhar no e-mail à equipe CD – Aguardar retorno para emitir a n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cas – CD</text:p>
          </table:table-cell>
          <table:table-cell office:value-type="string" calcext:value-type="string">
            <text:p>Emitir nota e enviar junto com a mercadoria para o CD, fornecedores sem responsabilidade de troca (e-mail avisando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cas Fornecedor</text:p>
          </table:table-cell>
          <table:table-cell office:value-type="string" calcext:value-type="string">
            <text:p>Emitir nota e devolver <text:s/>junto com a mercadoria o fornecedore sem responsabilidade de tro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xarifado errado</text:p>
          </table:table-cell>
          <table:table-cell office:value-type="string" calcext:value-type="string">
            <text:p>Verificar itens de almoxarifado que estão no depósito de revenda – AJU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olas / Bobina dos Caixas</text:p>
          </table:table-cell>
          <table:table-cell office:value-type="string" calcext:value-type="string">
            <text:p>Verificar com a Vanilva como está o andamento dos contro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milia 90</text:p>
          </table:table-cell>
          <table:table-cell office:value-type="string" calcext:value-type="string">
            <text:p>Verificar com a Rosana como está o andamento dos contro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eria Prima</text:p>
          </table:table-cell>
          <table:table-cell office:value-type="string" calcext:value-type="string">
            <text:p>Verificar com a Rosana como está o andamento dos contro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erência – Lojas</text:p>
          </table:table-cell>
          <table:table-cell office:value-type="string" calcext:value-type="string">
            <text:p>Fazer pedido de transferência para as lojas SAP / Lançar n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inha de Rosca</text:p>
          </table:table-cell>
          <table:table-cell office:value-type="string" calcext:value-type="string">
            <text:p>Z68 – Baixa dos pães ----&gt; 521 – inclusão da farinha no esto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dato</text:p>
          </table:table-cell>
          <table:table-cell office:value-type="string" calcext:value-type="string">
            <text:p>Fazer a requisição, lançar a nota, e solicitar a devolução do ite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anderia / Outras Saidas</text:p>
          </table:table-cell>
          <table:table-cell office:value-type="string" calcext:value-type="string">
            <text:p>Solicitar nota dos itens que serão retirados ou devolv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GÁS</text:p>
          </table:table-cell>
          <table:table-cell office:value-type="string" calcext:value-type="string">
            <text:p>Emitir pedido <text:s/>e fazer o lançamento da no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to JN – Cesta Básica</text:p>
          </table:table-cell>
          <table:table-cell office:value-type="string" calcext:value-type="string">
            <text:p>Emitir a nota dos itens da cesta e encaminhar no e-mail do posto</text:p>
          </table:table-cell>
          <table:table-cell table:number-columns-repeated="6"/>
        </table:table-row>
        <table:table-row table:style-name="ro1" table:number-rows-repeated="104854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Segunda.A1:Segunda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3T23:04:53.331000000</meta:creation-date>
    <dc:date>2022-08-28T19:56:40.777000000</dc:date>
    <meta:editing-duration>PT1H43M58S</meta:editing-duration>
    <meta:editing-cycles>7</meta:editing-cycles>
    <meta:generator>LibreOffice/7.4.0.3$Windows_X86_64 LibreOffice_project/f85e47c08ddd19c015c0114a68350214f7066f5a</meta:generator>
    <meta:document-statistic meta:table-count="1" meta:cell-count="64" meta:object-count="0"/>
  </office:meta>
</office:document-meta>
</file>